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" manifest:version="1.4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999cm" svg:height="8.999cm" svg:x="6.089cm" svg:y="3.47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layer="layout" svg:width="9.031cm" svg:height="2.258cm" svg:x="9.469cm" svg:y="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15.981cm" svg:height="8.995cm" svg:x="6.694cm" svg:y="6.21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6T18:56:28.083538966</meta:creation-date>
    <dc:date>2025-12-16T18:58:36.875602036</dc:date>
    <meta:editing-duration>PT2M10S</meta:editing-duration>
    <meta:editing-cycles>1</meta:editing-cycles>
    <meta:document-statistic meta:object-count="28"/>
    <meta:generator>Collabora_Office/25.04.8.0$Linux_X86_64 LibreOffice_project/8a763afaaf79709a89fe7e177a365b5dfd21370b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3.773cm" svg:y="4.201cm" style:legend-expansion="high" chart:style-name="ch2"/>
        <chart:plot-area chart:style-name="ch3" svg:x="0.32cm" svg:y="0.18cm" svg:width="13.133cm" svg:height="8.64cm">
          <chart:coordinate-region svg:x="0.954cm" svg:y="0.379cm" svg:width="12.499cm" svg:height="7.794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Collabora_Office/25.04.8.0$Linux_X86_64 LibreOffice_project/8a763afaaf79709a89fe7e177a365b5dfd21370b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Yellow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2cm" svg:height="8.996cm" xlink:href="." xlink:type="simple" chart:class="chart:circle" chart:style-name="ch1">
        <chart:legend chart:legend-position="end" svg:x="14.252cm" svg:y="3.452cm" style:legend-expansion="high" chart:style-name="ch2"/>
        <chart:plot-area chart:style-name="ch3" svg:x="3.193cm" svg:y="0.701cm" svg:width="8.289cm" svg:height="8.29cm">
          <chart:coordinate-region svg:x="3.193cm" svg:y="0.699cm" svg:width="8.289cm" svg:height="8.29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Collabora_Office/25.04.8.0$Linux_X86_64 LibreOffice_project/8a763afaaf79709a89fe7e177a365b5dfd21370b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